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F0000032000000190CF05FBE9.gif" manifest:media-type="image/gif"/>
  <manifest:file-entry manifest:full-path="Pictures/10000001000002870000018D4121B7D9.png" manifest:media-type="image/png"/>
  <manifest:file-entry manifest:full-path="Pictures/10000000000002F4000001AEB6C8DDFC.png" manifest:media-type="image/png"/>
  <manifest:file-entry manifest:full-path="Pictures/10000001000002050000018A60412E72.png" manifest:media-type="image/png"/>
  <manifest:file-entry manifest:full-path="Pictures/10000001000003EB00000238D25EC434.png" manifest:media-type="image/png"/>
  <manifest:file-entry manifest:full-path="Pictures/100000000000020000000143F4FE41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5cm, 0cm, 0cm, 3.001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T2" style:family="text">
      <style:text-properties fo:color="#00ff7f" loext:opacity="100%"/>
    </style:style>
    <style:style style:name="T3" style:family="text">
      <style:text-properties fo:color="#00ff00" loext:opacity="100%"/>
    </style:style>
    <style:style style:name="T4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rotocolos de RE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P – HTT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P</text:p>
          </draw:text-box>
        </draw:frame>
        <draw:frame draw:style-name="gr2" draw:text-style-name="P2" draw:layer="layout" svg:width="18.23cm" svg:height="11.5cm" svg:x="7.5cm" svg:y="3cm">
          <draw:image xlink:href="Pictures/100000000000020000000143F4FE41F0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5.5cm" svg:x="2cm" svg:y="4cm">
          <draw:text-box>
            <text:p><text:span text:style-name="T1">Red Pública</text:span></text:p>
            <text:p><text:span text:style-name="T2"/></text:p>
            <text:p><text:span text:style-name="T3">Red Privada</text:span></text:p>
            <text:p><text:span text:style-name="T4">Red Priva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P</text:p>
          </draw:text-box>
        </draw:frame>
        <draw:frame draw:style-name="gr2" draw:text-style-name="P2" draw:layer="layout" svg:width="18.751cm" svg:height="10.618cm" svg:x="5.249cm" svg:y="3.5cm">
          <draw:image xlink:href="Pictures/10000001000003EB00000238D25EC4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TCP</text:p>
          </draw:text-box>
        </draw:frame>
        <draw:frame draw:style-name="gr2" draw:text-style-name="P2" draw:layer="layout" svg:width="13.678cm" svg:height="10.424cm" svg:x="6.322cm" svg:y="3.576cm">
          <draw:image xlink:href="Pictures/10000001000002050000018A60412E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TCP/IP</text:p>
          </draw:text-box>
        </draw:frame>
        <draw:frame draw:style-name="gr2" draw:text-style-name="P2" draw:layer="layout" svg:width="17.118cm" svg:height="10.503cm" svg:x="5.382cm" svg:y="3.997cm">
          <draw:image xlink:href="Pictures/10000001000002870000018D4121B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HTTP</text:p>
          </draw:text-box>
        </draw:frame>
        <draw:frame draw:style-name="gr2" draw:text-style-name="P2" draw:layer="layout" svg:width="21.166cm" svg:height="10.582cm" svg:x="3.5cm" svg:y="3.5cm">
          <draw:image xlink:href="Pictures/1000000F0000032000000190CF05FBE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quest</text:p>
          </draw:text-box>
        </draw:frame>
        <draw:frame draw:style-name="gr4" draw:text-style-name="P2" draw:layer="layout" svg:width="18.7cm" svg:height="11cm" svg:x="5cm" svg:y="3.5cm">
          <draw:image xlink:href="Pictures/10000000000002F4000001AEB6C8DD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08-15T10:08:36.354549487</dc:date>
    <meta:editing-duration>PT23M16S</meta:editing-duration>
    <meta:editing-cycles>4</meta:editing-cycles>
    <meta:generator>LibreOffice/24.2.5.2$Linux_X86_64 LibreOffice_project/420$Build-2</meta:generator>
    <meta:document-statistic meta:object-count="50"/>
  </office:meta>
</office:document-meta>
</file>